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5880000026FC6F37CC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ourier New1" svg:font-family="'Courier New'"/>
    <style:font-face style:name="Inconsolata1" svg:font-family="Inconsolata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Inconsolata" svg:font-family="Inconsolat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2.55cm" fo:min-width="39.106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solid" draw:fill-color="#000090" draw:textarea-vertical-align="middle" draw:auto-grow-height="false" draw:fit-to-size="false" fo:min-height="0cm" fo:min-width="0cm" fo:padding-top="0.109cm" fo:padding-bottom="0.109cm" fo:padding-left="0.109cm" fo:padding-right="0.109cm" fo:wrap-option="no-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none" svg:stroke-width="0cm" draw:fill="solid" draw:fill-color="#000090" draw:textarea-vertical-align="middle" draw:auto-grow-height="false" draw:fit-to-size="false" fo:min-height="0cm" fo:min-width="0cm" fo:padding-top="0.5cm" fo:padding-bottom="0.109cm" fo:padding-left="0.109cm" fo:padding-right="0.109cm" fo:wrap-option="no-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none" draw:fill-color="#ff3ac5" draw:textarea-horizontal-align="justify" draw:textarea-vertical-align="middle" draw:auto-grow-height="false" fo:min-height="0.264cm" fo:min-width="2.122cm"/>
    </style:style>
    <style:style style:name="gr7" style:family="graphic" style:parent-style-name="standard">
      <style:graphic-properties draw:stroke="none" draw:fill-color="#ff3ac5" draw:textarea-horizontal-align="justify" draw:textarea-vertical-align="middle" draw:auto-grow-height="false" fo:min-height="1.75cm" fo:min-width="2.5cm"/>
    </style:style>
    <style:style style:name="gr8" style:family="graphic" style:parent-style-name="standard">
      <style:graphic-properties draw:stroke="none" draw:fill-color="#ff3ac5" draw:textarea-horizontal-align="justify" draw:textarea-vertical-align="middle" draw:auto-grow-height="false" fo:min-height="0.613cm" fo:min-width="1.917cm"/>
    </style:style>
    <style:style style:name="gr9" style:family="graphic" style:parent-style-name="standard">
      <style:graphic-properties draw:stroke="none" svg:stroke-width="0cm" draw:fill="solid" draw:fill-color="#82b7ff" draw:textarea-vertical-align="middle" draw:auto-grow-height="false" draw:fit-to-size="false" fo:min-height="0cm" fo:min-width="0cm" fo:padding-top="0.229cm" fo:padding-bottom="0.229cm" fo:padding-left="0.229cm" fo:padding-right="0.229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solid" svg:stroke-width="0.212cm" svg:stroke-color="#000000" draw:fill="none" draw:textarea-vertical-align="middle" draw:auto-grow-height="false" draw:fit-to-size="false" fo:min-height="0cm" fo:min-width="0cm" fo:padding-top="0cm" fo:padding-bottom="0cm" fo:padding-left="0.035cm" fo:padding-right="0.035cm" fo:wrap-option="wrap"/>
    </style:style>
    <style:style style:name="gr11" style:family="graphic" style:parent-style-name="standard">
      <style:graphic-properties draw:stroke="none" svg:stroke-width="0cm" draw:fill="solid" draw:fill-color="#4fbca6" draw:textarea-vertical-align="middle" draw:auto-grow-height="false" draw:fit-to-size="false" fo:min-height="5.56cm" fo:min-width="5.56cm" fo:padding-top="0.049cm" fo:padding-bottom="0.049cm" fo:padding-left="0.049cm" fo:padding-right="0.049cm" fo:wrap-option="no-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none" svg:stroke-width="0cm" draw:fill="solid" draw:fill-color="#ffe01c" draw:textarea-vertical-align="middle" draw:auto-grow-height="false" draw:fit-to-size="false" fo:min-height="5.574cm" fo:min-width="5.574cm" fo:padding-top="0.042cm" fo:padding-bottom="0.67cm" fo:padding-left="0.042cm" fo:padding-right="0.042cm" fo:wrap-option="no-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none" svg:stroke-width="0cm" draw:fill="solid" draw:fill-color="#ff5020" draw:textarea-vertical-align="middle" draw:auto-grow-height="false" draw:fit-to-size="false" fo:min-height="5.534cm" fo:min-width="5.534cm" fo:padding-top="0.062cm" fo:padding-bottom="0.062cm" fo:padding-left="0.062cm" fo:padding-right="0.062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none" svg:stroke-width="0cm" draw:fill="solid" draw:fill-color="#82b7ff" draw:textarea-vertical-align="middle" draw:auto-grow-height="false" draw:fit-to-size="false" fo:min-height="6.948cm" fo:min-width="6.948cm" fo:padding-top="0.062cm" fo:padding-bottom="1cm" fo:padding-left="0.062cm" fo:padding-right="0.062cm" fo:wrap-option="no-wrap" draw:shadow="visible" draw:shadow-offset-x="0cm" draw:shadow-offset-y="0.064cm" draw:shadow-color="#000000" draw:shadow-opacity="35%"/>
    </style:style>
    <style:style style:name="gr15" style:family="graphic">
      <style:graphic-properties style:protect="size"/>
    </style:style>
    <style:style style:name="pr1" style:family="presentation" style:parent-style-name="Rubrik_20_och_20_innehåll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Rubrik_20_och_20_innehåll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16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169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Open Sans" fo:font-size="36pt" fo:language="en" fo:country="GB" style:font-size-asian="36pt" style:font-size-complex="36pt" fo:hyphenate="false"/>
    </style:style>
    <style:style style:name="P3" style:family="paragraph">
      <style:paragraph-properties fo:margin-left="0cm" fo:margin-right="0cm" fo:margin-top="0cm" fo:margin-bottom="0cm" style:line-height-at-least="3.048cm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style:line-height-at-least="3.048cm" fo:text-align="start" fo:text-indent="0cm" style:punctuation-wrap="hanging" style:writing-mode="lr-tb" style:font-independent-line-spacing="true"/>
      <style:text-properties fo:font-size="72pt" fo:language="en" fo:country="GB" fo:hyphenate="false"/>
    </style:style>
    <style:style style:name="P5" style:family="paragraph">
      <style:paragraph-properties fo:margin-left="0cm" fo:margin-right="0cm" fo:margin-top="0cm" fo:margin-bottom="0cm" style:line-height-at-least="3.048cm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style:line-height-at-least="3.048cm" fo:text-align="end" fo:text-indent="0cm" style:punctuation-wrap="hanging" style:writing-mode="lr-tb" style:font-independent-line-spacing="true"/>
      <style:text-properties fo:font-size="72pt" fo:language="en" fo:country="GB" fo:hyphenate="false"/>
    </style:style>
    <style:style style:name="P7" style:family="paragraph">
      <style:paragraph-properties fo:margin-left="0cm" fo:margin-right="0cm" fo:margin-top="0.25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.254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Open Sans Light" fo:font-size="32pt" fo:language="en" fo:country="GB" style:font-size-asian="32pt" style:font-size-complex="32pt" fo:hyphenate="false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Open Sans Light" fo:font-size="36pt" fo:language="en" fo:country="GB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69pt" fo:language="en" fo:country="GB" fo:hyphenate="false"/>
    </style:style>
    <style:style style:name="P13" style:family="paragraph">
      <style:paragraph-properties fo:margin-left="0cm" fo:margin-right="0cm" fo:margin-top="0cm" fo:margin-bottom="0.383cm" fo:line-height="9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solid" draw:fill-color="#000090"/>
      <style:paragraph-properties fo:margin-left="0cm" fo:margin-right="0cm" fo:margin-top="0cm" fo:margin-bottom="0.383cm" fo:line-height="90%" fo:text-align="center" fo:text-indent="0cm" style:punctuation-wrap="hanging" style:writing-mode="lr-tb" style:font-independent-line-spacing="true"/>
      <style:text-properties style:font-name="Open Sans" fo:font-size="36pt" fo:language="en" fo:country="GB" fo:font-weight="bold" style:font-size-asian="36pt" style:font-weight-asian="bold" style:font-size-complex="36pt" style:font-weight-complex="bold" fo:hyphenate="false"/>
    </style:style>
    <style:style style:name="P15" style:family="paragraph">
      <loext:graphic-properties draw:fill-color="#ff3ac5"/>
      <style:paragraph-properties fo:text-align="center"/>
      <style:text-properties fo:language="en" fo:country="GB"/>
    </style:style>
    <style:style style:name="P16" style:family="paragraph">
      <style:paragraph-properties fo:margin-left="0cm" fo:margin-right="0cm" fo:margin-top="0cm" fo:margin-bottom="0.803cm" fo:line-height="9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solid" draw:fill-color="#82b7ff"/>
      <style:paragraph-properties fo:margin-left="0cm" fo:margin-right="0cm" fo:margin-top="0cm" fo:margin-bottom="0.803cm" fo:line-height="90%" fo:text-align="center" fo:text-indent="0cm" style:punctuation-wrap="hanging" style:writing-mode="lr-tb" style:font-independent-line-spacing="true"/>
      <style:text-properties style:font-name="Open Sans" fo:font-size="69pt" fo:language="en" fo:country="GB" fo:font-weight="bold" style:font-weight-asian="bold" style:font-weight-complex="bold"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69pt" fo:language="en" fo:country="GB"/>
    </style:style>
    <style:style style:name="P19" style:family="paragraph">
      <style:paragraph-properties fo:margin-left="0cm" fo:margin-right="0cm" fo:margin-top="0cm" fo:margin-bottom="0.346cm" fo:line-height="90%" fo:text-align="center" fo:text-indent="0cm" style:punctuation-wrap="hanging" style:writing-mode="lr-tb"/>
      <style:text-properties fo:hyphenate="false"/>
    </style:style>
    <style:style style:name="P20" style:family="paragraph">
      <loext:graphic-properties draw:fill="solid" draw:fill-color="#4fbca6"/>
      <style:paragraph-properties fo:margin-left="0cm" fo:margin-right="0cm" fo:margin-top="0cm" fo:margin-bottom="0.346cm" fo:line-height="90%" fo:text-align="center" fo:text-indent="0cm" style:punctuation-wrap="hanging" style:writing-mode="lr-tb" style:font-independent-line-spacing="true"/>
      <style:text-properties style:font-name="Open Sans" fo:font-size="40pt" fo:language="en" fo:country="GB" style:font-size-asian="40pt" style:font-size-complex="40pt" fo:hyphenate="false"/>
    </style:style>
    <style:style style:name="P21" style:family="paragraph">
      <style:paragraph-properties fo:margin-left="0cm" fo:margin-right="0cm" fo:margin-top="0cm" fo:margin-bottom="0.296cm" fo:line-height="9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solid" draw:fill-color="#ffe01c"/>
      <style:paragraph-properties fo:margin-left="0cm" fo:margin-right="0cm" fo:margin-top="0cm" fo:margin-bottom="0.296cm" fo:line-height="90%" fo:text-align="center" fo:text-indent="0cm" style:punctuation-wrap="hanging" style:writing-mode="lr-tb" style:font-independent-line-spacing="true"/>
      <style:text-properties style:font-name="Open Sans" fo:font-size="36pt" fo:language="en" fo:country="GB" style:font-size-asian="36pt" style:font-size-complex="36pt" fo:hyphenate="false"/>
    </style:style>
    <style:style style:name="P23" style:family="paragraph">
      <style:paragraph-properties fo:margin-left="0cm" fo:margin-right="0cm" fo:margin-top="0cm" fo:margin-bottom="0.35cm" fo:line-height="9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solid" draw:fill-color="#ff5020"/>
      <style:paragraph-properties fo:margin-left="0cm" fo:margin-right="0cm" fo:margin-top="0cm" fo:margin-bottom="0.35cm" fo:line-height="90%" fo:text-align="center" fo:text-indent="0cm" style:punctuation-wrap="hanging" style:writing-mode="lr-tb" style:font-independent-line-spacing="true"/>
      <style:text-properties style:font-name="Open Sans" fo:font-size="40pt" fo:language="en" fo:country="GB" style:font-size-asian="40pt" style:font-size-complex="40pt" fo:hyphenate="false"/>
    </style:style>
    <style:style style:name="P25" style:family="paragraph">
      <style:paragraph-properties fo:margin-left="0cm" fo:margin-right="0cm" fo:margin-top="0cm" fo:margin-bottom="0.432cm" fo:line-height="90%" fo:text-align="center" fo:text-indent="0cm" style:punctuation-wrap="hanging" style:writing-mode="lr-tb"/>
      <style:text-properties fo:hyphenate="false"/>
    </style:style>
    <style:style style:name="P26" style:family="paragraph">
      <loext:graphic-properties draw:fill="solid" draw:fill-color="#82b7ff"/>
      <style:paragraph-properties fo:margin-left="0cm" fo:margin-right="0cm" fo:margin-top="0cm" fo:margin-bottom="0.432cm" fo:line-height="90%" fo:text-align="center" fo:text-indent="0cm" style:punctuation-wrap="hanging" style:writing-mode="lr-tb" style:font-independent-line-spacing="true"/>
      <style:text-properties style:font-name="Open Sans" fo:font-size="54pt" fo:language="en" fo:country="GB" fo:font-weight="bold" style:font-size-asian="54pt" style:font-weight-asian="bold" style:font-size-complex="54pt" style:font-weight-complex="bold" fo:hyphenate="false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8pt" fo:language="en" fo:country="GB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language="en" fo:country="GB" style:font-size-asian="14pt" style:font-size-complex="14pt" fo:hyphenate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language="en" fo:country="GB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" fo:font-size="36pt" fo:letter-spacing="normal" fo:language="en" fo:country="GB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" fo:font-size="36pt" fo:letter-spacing="normal" fo:language="en" fo:country="GB" fo:font-style="normal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Montserrat" fo:font-size="105pt" fo:letter-spacing="normal" fo:language="en" fo:country="GB" fo:font-style="normal" style:text-underline-style="none" fo:font-weight="bold" style:font-size-asian="105pt" style:font-style-asian="normal" style:font-weight-asian="bold" style:font-name-complex="Arial2" style:font-size-complex="10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72pt" fo:letter-spacing="normal" fo:language="en" fo:country="GB" fo:font-style="normal" style:text-underline-style="none" fo:font-weight="bold" style:font-size-asian="72pt" style:font-style-asian="normal" style:font-weight-asian="bold" style:font-name-complex="Arial2" style:font-size-complex="7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66pt" fo:letter-spacing="normal" fo:language="en" fo:country="GB" fo:font-style="normal" style:text-underline-style="none" fo:font-weight="normal" style:font-size-asian="66pt" style:font-style-asian="normal" style:font-weight-asian="normal" style:font-name-complex="Arial2" style:font-size-complex="6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 Light" fo:font-size="36pt" fo:letter-spacing="normal" fo:language="en" fo:country="GB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 Light" fo:font-size="36pt" fo:letter-spacing="normal" fo:language="en" fo:country="GB" fo:font-style="normal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8" style:family="text">
      <style:text-properties style:font-name="Open Sans Light" fo:font-size="32pt" fo:language="en" fo:country="GB" style:font-size-asian="32pt" style:font-size-complex="3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pen Sans Light" fo:font-size="32pt" fo:letter-spacing="normal" fo:language="en" fo:country="GB" fo:font-style="italic" style:text-underline-style="none" fo:font-weight="normal" style:font-size-asian="32pt" style:font-style-asian="italic" style:font-weight-asian="normal" style:font-name-complex="Arial2" style:font-size-complex="32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pen Sans Light" fo:font-size="32pt" fo:letter-spacing="normal" fo:language="en" fo:country="GB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pen Sans" fo:font-size="72pt" fo:letter-spacing="normal" fo:language="en" fo:country="GB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Inconsolata1" fo:font-size="72pt" fo:letter-spacing="normal" fo:language="en" fo:country="GB" fo:font-style="normal" style:text-underline-style="none" fo:font-weight="normal" style:font-size-asian="72pt" style:font-style-asian="normal" style:font-weight-asian="normal" style:font-name-complex="Courier New1" style:font-size-complex="72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Open Sans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Open Sans" fo:font-size="65pt" fo:letter-spacing="normal" fo:language="en" fo:country="GB" fo:font-style="normal" style:text-underline-style="none" fo:font-weight="bold" style:font-size-asian="65pt" style:font-style-asian="normal" style:font-weight-asian="bold" style:font-size-complex="65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Open Sans" fo:font-size="40pt" fo:letter-spacing="normal" fo:language="en" fo:country="GB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Open Sans" fo:font-size="40pt" fo:letter-spacing="normal" fo:language="en" fo:country="GB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Open Sans" fo:font-size="36pt" fo:letter-spacing="normal" fo:language="en" fo:country="GB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Open Sans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Open Sans" fo:font-size="54pt" fo:letter-spacing="normal" fo:language="en" fo:country="GB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GB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587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ubrik_20_och_20_innehåll" presentation:presentation-page-layout-name="AL1T0">
        <draw:custom-shape draw:name="Text Placeholder 7" draw:style-name="gr1" draw:text-style-name="P2" draw:layer="layout" svg:width="39.605cm" svg:height="2.799cm" svg:x="28.8cm" svg:y="2.594cm">
          <text:p text:style-name="P1"><text:span text:style-name="T1">Koen Claessen, Moa Johansson, Dan Rosén, Nick Smallbone</text:span></text:p>
          <text:p text:style-name="P1"><text:span text:style-name="T2">Department of Computer Science and Engine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ubrik 1" draw:style-name="gr2" draw:text-style-name="P4" draw:layer="layout" svg:width="60.406cm" svg:height="6.403cm" svg:x="4.697cm" svg:y="10.495cm">
          <text:p text:style-name="P3"><text:span text:style-name="T3">TIP: Tons of Inductive Problems</text:span><text:span text:style-name="T4"><text:line-break/></text:span><text:span text:style-name="T4"><text:line-break/></text:span><text:span text:style-name="T4"><text:line-break/></text:span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ubrik 1" draw:style-name="gr2" draw:text-style-name="P6" draw:layer="layout" svg:width="60.406cm" svg:height="3.599cm" svg:x="4.536cm" svg:y="14.396cm">
          <text:p text:style-name="P5"><text:span text:style-name="T5">… </text:span><text:span text:style-name="T5">and some of the systems that use them.</text:span><text:span text:style-name="T4"><text:line-break/></text:span><text:span text:style-name="T4"><text:line-break/></text:span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9" draw:style-name="gr2" draw:text-style-name="P8" draw:layer="layout" svg:width="28.304cm" svg:height="66.606cm" svg:x="4.476cm" svg:y="20.396cm">
          <text:p text:style-name="P7"><text:span text:style-name="T6">What is TIP?</text:span></text:p>
          <text:p text:style-name="P7"><text:span text:style-name="T7">TIP is a collection of benchmarks for inductive theorem provers. </text:span></text:p>
          <text:p text:style-name="P7"><text:span text:style-name="T8"/></text:p>
          <text:p text:style-name="P7"><text:span text:style-name="T6">The TIP benchmark format</text:span></text:p>
          <text:p text:style-name="P7"><text:span text:style-name="T7">The benchmarks are expressed in a language which is a variant of SMT-LIB, with added support for:</text:span></text:p>
          <text:list text:style-name="L2">
            <text:list-item>
              <text:p text:style-name="P7"><text:span text:style-name="T7">Algebraic datatypes</text:span></text:p>
            </text:list-item>
            <text:list-item>
              <text:p text:style-name="P7"><text:span text:style-name="T7">Recursive function definitions</text:span></text:p>
            </text:list-item>
            <text:list-item>
              <text:p text:style-name="P7"><text:span text:style-name="T7">Pattern matching</text:span></text:p>
            </text:list-item>
            <text:list-item>
              <text:p text:style-name="P7"><text:span text:style-name="T7">Polymorphic types</text:span></text:p>
            </text:list-item>
            <text:list-item>
              <text:p text:style-name="P7"><text:span text:style-name="T7">Higher-order functions</text:span></text:p>
            </text:list-item>
          </text:list>
          <text:p text:style-name="P7"><text:span text:style-name="T8"/></text:p>
          <text:p text:style-name="P7"><text:span text:style-name="T8"/></text:p>
          <text:p text:style-name="P7"><text:span text:style-name="T6">The TIP tools</text:span></text:p>
          <text:p text:style-name="P7"><text:span text:style-name="T7">We are developing a set of tools to translate to and from TIP into a variety of other formats: </text:span></text:p>
          <text:p text:style-name="P7"><text:span text:style-name="T8"/></text:p>
          <text:p text:style-name="P7"><text:span text:style-name="T8"/></text:p>
          <text:p text:style-name="P7"><text:span text:style-name="T8"/></text:p>
          <text:p text:style-name="P7"><text:span text:style-name="T8"/></text:p>
          <text:p text:style-name="P7"><text:span text:style-name="T8"/></text:p>
          <text:p text:style-name="P7"><text:span text:style-name="T8"/></text:p>
          <text:p text:style-name="P7"><text:span text:style-name="T8"/></text:p>
          <text:p text:style-name="P7"><text:span text:style-name="T8"/></text:p>
          <text:p text:style-name="P7"><text:span text:style-name="T8"/></text:p>
          <text:p text:style-name="P7"><text:span text:style-name="T8"/></text:p>
          <text:p text:style-name="P7"><text:span text:style-name="T8"/></text:p>
          <text:p text:style-name="P7"><text:span text:style-name="T8"/></text:p>
          <text:p text:style-name="P7"><text:span text:style-name="T8"/></text:p>
          <text:p text:style-name="P7"><text:span text:style-name="T8"/></text:p>
          <text:p text:style-name="P7"><text:span text:style-name="T8"/></text:p>
          <text:p text:style-name="P7"><text:span text:style-name="T8"/></text:p>
          <text:p text:style-name="P7"><text:span text:style-name="T7"><text:line-break/></text:span><text:span text:style-name="T7"><text:line-break/></text:span><text:span text:style-name="T7">For provers not supporting all features of the TIP format the translators can also remove higher-order constructs and monomorphise problems.</text:span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9" draw:style-name="gr2" draw:text-style-name="P10" draw:layer="layout" svg:width="28.002cm" svg:height="66.606cm" svg:x="36.94cm" svg:y="20.196cm">
          <text:p text:style-name="P7"><text:span text:style-name="T6">Some systems that use TIP</text:span></text:p>
          <text:p text:style-name="P7"><text:span text:style-name="T7">Our group at Chalmers are developing several tools that use and support TIP.</text:span></text:p>
          <text:list text:style-name="L2">
            <text:list-item>
              <text:p text:style-name="P7"><text:span text:style-name="T6">QuickSpec</text:span><text:span text:style-name="T7">: A conjecture discovery system. </text:span></text:p>
            </text:list-item>
            <text:list-item>
              <text:p text:style-name="P7"><text:span text:style-name="T6">HipSpec: </text:span><text:span text:style-name="T7">An automated inductive prover.</text:span></text:p>
            </text:list-item>
            <text:list-item>
              <text:p text:style-name="P7"><text:span text:style-name="T6">Hipster:</text:span><text:span text:style-name="T7"> An automated inductive prover and theory exploration system for Isabelle/HOL.</text:span></text:p>
            </text:list-item>
            <text:list-item>
              <text:p text:style-name="P7"><text:span text:style-name="T6">HBMC: </text:span><text:span text:style-name="T7">A counterexample finder using bounded model checking.</text:span></text:p>
            </text:list-item>
          </text:list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>Both HipSpec and Hipster use QuickSpec as a backend to automatically suggest interesting conjectures, which the provers may then use as lemmas in subsequent inductive proofs.</text:span></text:p>
          <text:p text:style-name="P7"><text:span text:style-name="T6"/></text:p>
          <text:p text:style-name="P7"><text:span text:style-name="T6">More reading</text:span></text:p>
          <text:list text:continue-numbering="true" text:style-name="L2">
            <text:list-item>
              <text:p text:style-name="P9"><text:span text:style-name="T9">TIP: Tons of Inductive Problems.</text:span><text:span text:style-name="T10"> Conference on Intelligent Computer Mathematics (CICM) 2015.</text:span></text:p>
            </text:list-item>
            <text:list-item>
              <text:p text:style-name="P9"><text:span text:style-name="T9">Automating Inductive Proofs Using Theory Exploration</text:span><text:span text:style-name="T10">. Conference on Automated Deduction (CADE) 2013.</text:span></text:p>
            </text:list-item>
            <text:list-item>
              <text:p text:style-name="P9"><text:span text:style-name="T9">Hipster: Integrating Theory Exploration in a Proof Assistant. </text:span><text:span text:style-name="T10">Conference on Intelligent Computer Mathematics (CICM) 2014.</text:span></text:p>
            </text:list-item>
          </text:list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" draw:text-style-name="P12" draw:layer="layout" svg:width="59.343cm" svg:height="6.345cm" svg:x="4.697cm" svg:y="88.404cm">
          <text:p text:style-name="P11"><text:span text:style-name="T11">Got inductive problems? Contribute to TIP!</text:span></text:p>
          <text:p text:style-name="P11"><text:span text:style-name="T12">http://tip-org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4" draw:text-style-name="P14" draw:layer="layout" svg:width="6.051cm" svg:height="6.051cm" svg:x="14.805cm" svg:y="52.516cm">
            <text:p text:style-name="P13"><text:span text:style-name="T13">SMT-LIB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4" draw:text-style-name="P14" draw:layer="layout" svg:width="6.051cm" svg:height="6.051cm" svg:x="24.071cm" svg:y="61.881cm">
            <text:p text:style-name="P13"><text:span text:style-name="T13">WhyML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5" draw:text-style-name="P14" draw:layer="layout" svg:width="6.051cm" svg:height="6.051cm" svg:x="14.805cm" svg:y="71.046cm">
            <text:p text:style-name="P13"><text:span text:style-name="T13">Isabelle/</text:span><text:span text:style-name="T13"><text:line-break/></text:span><text:span text:style-name="T13">HOL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4" draw:text-style-name="P14" draw:layer="layout" svg:width="6.051cm" svg:height="6.051cm" svg:x="5.54cm" svg:y="61.881cm">
            <text:p text:style-name="P13"><text:span text:style-name="T13">Haskell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6" draw:text-style-name="P15" draw:layer="layout" svg:width="3cm" svg:height="2cm" svg:x="20.8cm" svg:y="63.9cm">
            <text:p/>
            <draw:enhanced-geometry svg:viewBox="0 0 21600 21600" draw:mirror-horizontal="true" draw:text-areas="?f7 ?f0 21600 ?f2" draw:type="left-arrow" draw:modifiers="9759.94668443852 6142.12893553223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5" draw:layer="layout" svg:width="3cm" svg:height="2cm" svg:x="11.9cm" svg:y="63.901cm">
            <text:p/>
            <draw:enhanced-geometry svg:viewBox="0 0 21600 21600" draw:mirror-horizontal="false" draw:text-areas="?f7 ?f0 21600 ?f2" draw:type="left-arrow" draw:modifiers="9759.94668443852 6142.12893553223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15" draw:layer="layout" svg:width="3cm" svg:height="2cm" draw:transform="rotate (1.5707963267949) translate (16.802cm 61.899cm)">
            <text:p/>
            <draw:enhanced-geometry svg:viewBox="0 0 21600 21600" draw:mirror-horizontal="false" draw:mirror-vertical="true" draw:text-areas="?f7 ?f0 21600 ?f2" draw:type="left-arrow" draw:modifiers="9759.94668443852 6142.12893553223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5" draw:layer="layout" svg:width="3cm" svg:height="2cm" draw:transform="rotate (1.5707963267949) translate (16.803cm 70.8cm)">
            <text:p/>
            <draw:enhanced-geometry svg:viewBox="0 0 21600 21600" draw:mirror-horizontal="false" draw:mirror-vertical="false" draw:text-areas="?f7 ?f0 21600 ?f2" draw:type="left-arrow" draw:modifiers="9759.94668443852 6142.12893553223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7" draw:layer="layout" svg:width="6.051cm" svg:height="6.051cm" svg:x="14.805cm" svg:y="61.781cm">
            <text:p text:style-name="P16"><text:span text:style-name="T14">TIP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custom-shape draw:style-name="gr10" draw:text-style-name="P18" draw:layer="layout" svg:width="5.569cm" svg:height="0.101cm" draw:transform="rotate (2.35078396951116) translate (48.657cm 46.788cm)">
            <text:p/>
            <draw:enhanced-geometry draw:mirror-horizontal="false" draw:mirror-vertical="false" svg:viewBox="0 0 2005146 36756" draw:text-areas="0 0 0 0" draw:type="ooxml-non-primitive" draw:enhanced-path="M 0 18378 L 2005146 18378 N"/>
          </draw:custom-shape>
          <draw:custom-shape draw:style-name="gr11" draw:text-style-name="P20" draw:layer="layout" svg:width="8cm" svg:height="8cm" svg:x="39.506cm" svg:y="37.698cm">
            <text:p text:style-name="P19"><text:span text:style-name="T15">Proving:</text:span><text:span text:style-name="T15"><text:line-break/></text:span><text:span text:style-name="T16">HipSpec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0" draw:text-style-name="P18" draw:layer="layout" svg:width="5.36cm" svg:height="0.101cm" draw:transform="rotate (0.801106126665397) translate (53.232cm 46.693cm)">
            <text:p/>
            <draw:enhanced-geometry draw:mirror-horizontal="false" draw:mirror-vertical="false" svg:viewBox="0 0 1929906 36756" draw:text-areas="0 0 0 0" draw:type="ooxml-non-primitive" draw:enhanced-path="M 0 18378 L 1929906 18378 N"/>
          </draw:custom-shape>
          <draw:custom-shape draw:style-name="gr12" draw:text-style-name="P22" draw:layer="layout" svg:width="8cm" svg:height="8cm" svg:x="54.704cm" svg:y="37.36cm">
            <text:p text:style-name="P21"><text:span text:style-name="T17">Theory</text:span><text:span text:style-name="T17"><text:line-break/></text:span><text:span text:style-name="T17">Exploration:</text:span><text:span text:style-name="T17"><text:line-break/></text:span><text:span text:style-name="T18">QuickSpec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0" draw:text-style-name="P18" draw:layer="layout" svg:width="5.544cm" svg:height="0.101cm" draw:transform="rotate (-0.792903079181025) translate (53.324cm 51.37cm)">
            <text:p/>
            <draw:enhanced-geometry draw:mirror-horizontal="false" draw:mirror-vertical="false" svg:viewBox="0 0 1996105 36756" draw:text-areas="0 0 0 0" draw:type="ooxml-non-primitive" draw:enhanced-path="M 0 18378 L 1996105 18378 N"/>
          </draw:custom-shape>
          <draw:custom-shape draw:style-name="gr13" draw:text-style-name="P24" draw:layer="layout" svg:width="8cm" svg:height="8cm" svg:x="55.104cm" svg:y="53.615cm">
            <text:p text:style-name="P23"><text:span text:style-name="T15">Testing:</text:span><text:span text:style-name="T15"><text:line-break/></text:span><text:span text:style-name="T16">HBMC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0" draw:text-style-name="P18" draw:layer="layout" svg:width="5.619cm" svg:height="0.101cm" draw:transform="rotate (-2.35497275971595) translate (48.72cm 51.427cm)">
            <text:p/>
            <draw:enhanced-geometry draw:mirror-horizontal="false" draw:mirror-vertical="false" svg:viewBox="0 0 2023354 36756" draw:text-areas="0 0 0 0" draw:type="ooxml-non-primitive" draw:enhanced-path="M 0 18378 L 2023354 18378 N"/>
          </draw:custom-shape>
          <draw:custom-shape draw:style-name="gr11" draw:text-style-name="P20" draw:layer="layout" svg:width="8cm" svg:height="8cm" svg:x="39.435cm" svg:y="53.715cm">
            <text:p text:style-name="P19"><text:span text:style-name="T15">Proving:</text:span><text:span text:style-name="T15"><text:line-break/></text:span><text:span text:style-name="T16">Hipster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26" draw:layer="layout" svg:width="10cm" svg:height="10cm" svg:x="46.423cm" svg:y="44.607cm">
            <text:p text:style-name="P25"><text:span text:style-name="T19">TIP</text:span><text:span text:style-name="T19"><text:line-break/></text:span><text:span text:style-name="T19">problem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name="Slide Image Placeholder 1" draw:style-name="gr15" draw:layer="layout" svg:width="6.667cm" svg:height="9.524cm" svg:x="6.191cm" svg:y="1.905cm" draw:page-number="1" presentation:class="page"/>
          <draw:frame draw:name="Notes Placeholder 2" presentation:style-name="pr1" draw:text-style-name="P2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29" draw:layer="layout" svg:width="8.254cm" svg:height="1.269cm" svg:x="10.791cm" svg:y="24.126cm" presentation:class="page-number" presentation:user-transformed="true">
            <draw:text-box>
              <text:p text:style-name="P28"><text:span text:style-name="T20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ourier New1" svg:font-family="'Courier New'"/>
    <style:font-face style:name="Inconsolata1" svg:font-family="Inconsolata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Inconsolata" svg:font-family="Inconsolat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ubrik_20_och_20_innehåll-background" style:display-name="Rubrik och innehåll-background" style:family="presentation">
      <style:graphic-properties draw:stroke="none" draw:fill="solid" draw:fill-color="#ffffff"/>
      <style:text-properties style:letter-kerning="true"/>
    </style:style>
    <style:style style:name="Rubrik_20_och_20_innehåll-backgroundobjects" style:display-name="Rubrik och innehå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innehåll-notes" style:display-name="Rubrik och innehå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innehåll-outline1" style:display-name="Rubrik och innehåll-outline1" style:family="presentation">
      <style:graphic-properties draw:stroke="none" draw:fill="none" draw:auto-grow-height="false" draw:fit-to-size="shrink-to-fit">
        <text:list-style style:name="Rubrik_20_och_20_innehåll-outline1" style:display-name="Rubrik och innehå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Open Sans" fo:font-family="'Open Sans'" style:font-family-generic="swiss" style:font-pitch="variable" fo:font-size="122pt" fo:letter-spacing="normal" fo:language="sv" fo:country="S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22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Rubrik_20_och_20_innehåll-outline2" style:display-name="Rubrik och innehåll-outline2" style:family="presentation" style:parent-style-name="Rubrik_20_och_20_innehåll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" fo:font-family="'Open Sans'" style:font-family-generic="swiss" style:font-pitch="variable" fo:font-size="92pt" fo:letter-spacing="normal" fo:font-style="normal" style:text-underline-style="none" fo:font-weight="normal" style:font-size-asian="92pt" style:font-style-asian="normal" style:font-weight-asian="normal" style:font-size-complex="92pt" style:font-style-complex="normal" style:font-weight-complex="normal" fo:hyphenate="false"/>
    </style:style>
    <style:style style:name="Rubrik_20_och_20_innehåll-outline3" style:display-name="Rubrik och innehåll-outline3" style:family="presentation" style:parent-style-name="Rubrik_20_och_20_innehåll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" fo:font-family="'Open Sans'" style:font-family-generic="swiss" style:font-pitch="variable" fo:font-size="76pt" fo:letter-spacing="normal" fo:font-style="normal" style:text-underline-style="none" fo:font-weight="normal" style:font-size-asian="76pt" style:font-style-asian="normal" style:font-weight-asian="normal" style:font-size-complex="76pt" style:font-style-complex="normal" style:font-weight-complex="normal" fo:hyphenate="false"/>
    </style:style>
    <style:style style:name="Rubrik_20_och_20_innehåll-outline4" style:display-name="Rubrik och innehåll-outline4" style:family="presentation" style:parent-style-name="Rubrik_20_och_20_innehåll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" fo:font-family="'Open Sans'" style:font-family-generic="swiss" style:font-pitch="variable" fo:font-size="76pt" fo:letter-spacing="normal" fo:font-style="normal" style:text-underline-style="none" fo:font-weight="normal" style:font-size-asian="76pt" style:font-style-asian="normal" style:font-weight-asian="normal" style:font-size-complex="76pt" style:font-style-complex="normal" style:font-weight-complex="normal" fo:hyphenate="false"/>
    </style:style>
    <style:style style:name="Rubrik_20_och_20_innehåll-outline5" style:display-name="Rubrik och innehåll-outline5" style:family="presentation" style:parent-style-name="Rubrik_20_och_20_innehåll-outline4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Rubrik_20_och_20_innehåll-outline6" style:display-name="Rubrik och innehåll-outline6" style:family="presentation" style:parent-style-name="Rubrik_20_och_20_innehåll-outline5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Rubrik_20_och_20_innehåll-outline7" style:display-name="Rubrik och innehåll-outline7" style:family="presentation" style:parent-style-name="Rubrik_20_och_20_innehåll-outline6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Rubrik_20_och_20_innehåll-outline8" style:display-name="Rubrik och innehåll-outline8" style:family="presentation" style:parent-style-name="Rubrik_20_och_20_innehåll-outline7">
      <style:paragraph-properties fo:margin-top="0.1cm" fo:margin-bottom="0cm"/>
      <style:text-properties fo:font-size="20pt" style:font-size-asian="20pt" style:font-size-complex="20pt"/>
    </style:style>
    <style:style style:name="Rubrik_20_och_20_innehåll-outline9" style:display-name="Rubrik och innehåll-outline9" style:family="presentation" style:parent-style-name="Rubrik_20_och_20_innehåll-outline8">
      <style:paragraph-properties fo:margin-top="0.1cm" fo:margin-bottom="0cm"/>
      <style:text-properties fo:font-size="20pt" style:font-size-asian="20pt" style:font-size-complex="20pt"/>
    </style:style>
    <style:style style:name="Rubrik_20_och_20_innehåll-subtitle" style:display-name="Rubrik och innehåll-subtitle" style:family="presentation">
      <style:graphic-properties draw:stroke="none" draw:fill="none" draw:textarea-vertical-align="middle">
        <text:list-style style:name="Rubrik_20_och_20_innehåll-subtitle" style:display-name="Rubrik och innehål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innehåll-title" style:display-name="Rubrik och innehåll-title" style:family="presentation">
      <style:graphic-properties draw:stroke="none" draw:fill="none" draw:textarea-vertical-align="middle">
        <text:list-style style:name="Rubrik_20_och_20_innehåll-title" style:display-name="Rubrik och innehål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Open Sans" fo:font-family="'Open Sans'" style:font-family-generic="swiss" style:font-pitch="variable" fo:font-size="69pt" fo:letter-spacing="normal" fo:language="sv" fo:country="S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69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69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0.004cm" fo:page-height="99.99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ubrik_20_och_20_innehåll-backgroundobjects">
      <style:graphic-properties draw:stroke="none" draw:fill="none" draw:fill-color="#ffffff" draw:auto-grow-height="false" fo:min-height="1.485cm"/>
    </style:style>
    <style:style style:name="Mpr2" style:family="presentation" style:parent-style-name="Rubrik_20_och_20_innehål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style:font-name="Open Sans" fo:font-size="6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Open Sans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ubrik_20_och_20_innehåll" style:display-name="Rubrik och innehåll" style:page-layout-name="PM1" draw:style-name="Mdp1">
      <draw:line draw:name="Straight Connector 4" draw:style-name="Mgr3" draw:text-style-name="MP5" draw:layer="backgroundobjects" svg:x1="4.998cm" svg:y1="95.204cm" svg:x2="65.005cm" svg:y2="95.204cm">
        <text:p/>
      </draw:line>
      <draw:custom-shape draw:name="TextBox 5" draw:style-name="Mgr4" draw:text-style-name="MP7" draw:layer="backgroundobjects" svg:width="60.006cm" svg:height="1.267cm" svg:x="5.034cm" svg:y="96.757cm">
        <text:p text:style-name="MP6"><text:span text:style-name="MT2">CHALMERS UNIVERSITY OF TECHNOLOGY, SE-412 96 Gothenburg, Sweden, +46 (0)31 772 10 00, www.chalmers.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5" draw:text-style-name="MP5" draw:layer="backgroundobjects" svg:width="70.001cm" svg:height="7.911cm" svg:x="0cm" svg:y="0cm">
        <draw:image xlink:href="Pictures/10000000000015880000026FC6F37CC8.jpg" xlink:type="simple" xlink:show="embed" xlink:actuate="onLoad">
          <text:p/>
        </draw:image>
      </draw:frame>
      <draw:frame presentation:style-name="Rubrik_20_och_20_innehåll-title" draw:layer="backgroundobjects" svg:width="63.002cm" svg:height="16.698cm" svg:x="3.5cm" svg:y="3.989cm" presentation:class="title" presentation:placeholder="true">
        <draw:text-box/>
      </draw:frame>
      <draw:frame presentation:style-name="Rubrik_20_och_20_innehåll-outline1" draw:layer="backgroundobjects" svg:width="63.002cm" svg:height="57.998cm" svg:x="3.5cm" svg:y="23.399cm" presentation:class="outline" presentation:placeholder="true">
        <draw:text-box/>
      </draw:frame>
      <presentation:notes style:page-layout-name="PM2">
        <draw:page-thumbnail presentation:style-name="Rubrik_20_och_20_innehåll-title" draw:layer="backgroundobjects" svg:width="14.848cm" svg:height="11.136cm" svg:x="3.075cm" svg:y="2.257cm" presentation:class="page"/>
        <draw:frame presentation:style-name="Rubrik_20_och_20_innehål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ild 1</dc:title>
    <meta:initial-creator>Jan-Olof Yxell</meta:initial-creator>
    <dc:creator>Nick Smallbone</dc:creator>
    <meta:editing-cycles>70</meta:editing-cycles>
    <meta:creation-date>2012-01-16T15:52:31</meta:creation-date>
    <dc:date>2015-07-06T16:03:02.749260260</dc:date>
    <meta:editing-duration>PT58M58S</meta:editing-duration>
    <meta:generator>LibreOffice/4.4.4.3$Linux_X86_64 LibreOffice_project/40m0$Build-3</meta:generator>
    <meta:document-statistic meta:object-count="50"/>
    <meta:user-defined meta:name="AppVersion">14.0000</meta:user-defined>
    <meta:user-defined meta:name="Company">Chalmers AB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Postermall 2014.potx" xlink:href=""/>
  </office:meta>
</office:document-meta>
</file>